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063d6" officeooo:paragraph-rsid="000063d6"/>
    </style:style>
    <style:style style:name="P2" style:family="paragraph" style:parent-style-name="Standard">
      <style:text-properties fo:language="pl" fo:country="PL" officeooo:rsid="00017d00" officeooo:paragraph-rsid="00017d00"/>
    </style:style>
    <style:style style:name="P3" style:family="paragraph" style:parent-style-name="Standard">
      <style:text-properties fo:language="pl" fo:country="PL" officeooo:rsid="00035400" officeooo:paragraph-rsid="00035400"/>
    </style:style>
    <style:style style:name="P4" style:family="paragraph" style:parent-style-name="Standard">
      <style:text-properties fo:language="pl" fo:country="PL" officeooo:rsid="0004933a" officeooo:paragraph-rsid="0004933a"/>
    </style:style>
    <style:style style:name="P5" style:family="paragraph" style:parent-style-name="Standard">
      <style:text-properties fo:language="pl" fo:country="PL" officeooo:rsid="0004933a" officeooo:paragraph-rsid="0007076b"/>
    </style:style>
    <style:style style:name="P6" style:family="paragraph" style:parent-style-name="Standard">
      <style:text-properties fo:language="pl" fo:country="PL" officeooo:rsid="0007076b" officeooo:paragraph-rsid="0007076b"/>
    </style:style>
    <style:style style:name="P7" style:family="paragraph" style:parent-style-name="Text_20_body">
      <style:text-properties fo:language="pl" fo:country="PL" officeooo:paragraph-rsid="00017d00"/>
    </style:style>
    <style:style style:name="P8" style:family="paragraph" style:parent-style-name="Text_20_body">
      <style:text-properties fo:language="pl" fo:country="PL" officeooo:paragraph-rsid="000063d6"/>
    </style:style>
    <style:style style:name="T1" style:family="text">
      <style:text-properties officeooo:rsid="000063d6"/>
    </style:style>
    <style:style style:name="T2" style:family="text">
      <style:text-properties officeooo:rsid="00017d00"/>
    </style:style>
    <style:style style:name="T3" style:family="text">
      <style:text-properties officeooo:rsid="00035400"/>
    </style:style>
    <style:style style:name="T4" style:family="text">
      <style:text-properties officeooo:rsid="00044042"/>
    </style:style>
    <style:style style:name="T5" style:family="text">
      <style:text-properties officeooo:rsid="000707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KST-LAB-12</text:p>
      <text:p text:style-name="P1">Komunikatory Internetowe – Signal</text:p>
      <text:p text:style-name="P1">Arkadiusz Ostrzyżek</text:p>
      <text:p text:style-name="P1"/>
      <text:p text:style-name="P1"/>
      <text:p text:style-name="P1"/>
      <text:p text:style-name="P1">Zadanie 1</text:p>
      <text:p text:style-name="P1"/>
      <text:p text:style-name="P1">1 Zapoznać się z działaniem komunikatora Signal na dowolnym urządzeniu mobilnym:</text:p>
      <text:p text:style-name="P1"/>
      <text:p text:style-name="P1">1.1 zainstalować i się zarejestrować;</text:p>
      <text:p text:style-name="P1"/>
      <text:p text:style-name="P7"><text:span text:style-name="T2">Pobieramy aplikację Signal ze sklepu Google Play (dla urządzeń z Androidem) lub App Store (dla urządzeń z iOS). </text:span>Rejestracja wymaga podania numeru telefonu, na który zostanie wysłany kod weryfikacyjny.</text:p>
      <text:p text:style-name="P1">1.2 zestawić czat z inną dowolną osobą, która posiada nas w swojej książce adresowej;</text:p>
      <text:p text:style-name="P1"/>
      <text:p text:style-name="P8"><text:span text:style-name="T1">Znajdujemy kontakt, który posiada nasz numer w swojej książce adresowej </text:span><text:span text:style-name="T2">i r</text:span>ozpoczynamy czat, wysyłając wiadomość do wybranego kontaktu.</text:p>
      <text:p text:style-name="P1"/>
      <text:p text:style-name="P1">1.3 zestawić czat z inną dowolną osobą, która nie posiada nas w swojej książce adresowej;</text:p>
      <text:p text:style-name="P1"/>
      <text:p text:style-name="P2">Dodajemy osobę poprzez wpisanie jej nazwy użtkownika. Nazwa użytkownika zawsze składa się ze schematu nazwa.numer . rozpoczynamy czat, wysyłając wiadomość do wybranego kontaktu. </text:p>
      <text:p text:style-name="P1"/>
      <text:p text:style-name="P1">1.4 zestawić połączenie głosowe lub wideo z dowolną inną osobą;</text:p>
      <text:p text:style-name="P1"/>
      <text:p text:style-name="P2">Połączenie rozpoczenie poprzez naciśnięcie ikony kamery w prawym górnym rogu.</text:p>
      <text:p text:style-name="P1"/>
      <text:p text:style-name="P1">1.5 przesłać dowolny plik dowolnej innej osobie;</text:p>
      <text:p text:style-name="P1"/>
      <text:p text:style-name="P2">Plik przesyłamy poprzez <text:span text:style-name="T3">wybranie plusa w prawym dolnym rogu i wybranie opcji plik.</text:span></text:p>
      <text:p text:style-name="P1"/>
      <text:p text:style-name="P1">2 Przeanalizować i opisać zachowanie komunikatora dla osoby, której nadawca nie ma na swojej liście kontaktów i przeciwnie;</text:p>
      <text:p text:style-name="P1"/>
      <text:p text:style-name="P3">Nie ma różnicy, zawsze trzeba zainicjować rozmowę poprzez wysłanie wiadomości do odbiorcy, a następnie odbiorca wybiera czy chciałby z nami rozmawiać, czy nas zablokować.</text:p>
      <text:p text:style-name="P1"/>
      <text:p text:style-name="P1">3 Opisać podstawowe funkcje zaobserwowane w komunikatorze;</text:p>
      <text:p text:style-name="P1"/>
      <text:p text:style-name="P3">Komunikator pozwala <text:span text:style-name="T4">na wysyłanie wiadomości, plików i zdjęć. Pozwala na rozmowy audio i video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text:soft-page-break/>Zadanie 2</text:p>
      <text:p text:style-name="P1"/>
      <text:p text:style-name="P1">1. Zapoznać się z działaniem Signal Desktop dla komunikatora Signal:</text:p>
      <text:p text:style-name="P1"/>
      <text:p text:style-name="P1">1.1 zainstalować Signal Desktop dla systemu Linux;</text:p>
      <text:p text:style-name="P1"/>
      <text:p text:style-name="P4">Aplikacje instalujemy postępując zgodnie z instrukcjami ze strony.</text:p>
      <text:p text:style-name="P1"/>
      <text:p text:style-name="P1">1.2 sparować aplikację Signal Desktop z Signal;</text:p>
      <text:p text:style-name="P1"/>
      <text:p text:style-name="P4">Aplikacje <text:span text:style-name="T5">sparujemy poprzez skanowanie kodu QR z komputera telefonem na który jesteśmy zalogowani.</text:span></text:p>
      <text:p text:style-name="P1"/>
      <text:p text:style-name="P1">1.3 zestawić czat z inną dowolną osobą;</text:p>
      <text:p text:style-name="P1"/>
      <text:p text:style-name="P6">Czat nawiązujemy w ten sam sposób co ostatnio.</text:p>
      <text:p text:style-name="P1"/>
      <text:p text:style-name="P1">1.4 zestawić połączenie głosowe lub wideo z dowolną inną osobą;</text:p>
      <text:p text:style-name="P1"/>
      <text:p text:style-name="P6">Połączenie głosowe nawiązujemy poprzez naciśnięcie ikony kamery w prawym górnym rogu.</text:p>
      <text:p text:style-name="P1"/>
      <text:p text:style-name="P1">1.5 usunąć sparowanie aplikacji Signal Desktop z Signal;</text:p>
      <text:p text:style-name="P1"/>
      <text:p text:style-name="P6">Parowanie usuwamy poprzez wejście w zakładke „linked devices” w opcjach i wybranie opcji unpair devices.</text:p>
      <text:p text:style-name="P1"/>
      <text:p text:style-name="P1">1.6 zestawić czat z inną dowolną osobą;</text:p>
      <text:p text:style-name="P1"/>
      <text:p text:style-name="P6">Wiadomości z niesparowanego urządzenia nie są wysyłąne do drugiej osoby.</text:p>
      <text:p text:style-name="P1"/>
      <text:p text:style-name="P1">1.7 ponownie sparować aplikację Signal Desktop z Signal;</text:p>
      <text:p text:style-name="P1"/>
      <text:p text:style-name="P5">Aplikacje <text:span text:style-name="T5">sparujemy poprzez skanowanie kodu QR z komputera telefonem na który jesteśmy zalogowani.</text:span></text:p>
      <text:p text:style-name="P1"/>
      <text:p text:style-name="P1">2. Przeanalizować i opisać, jakie elementy są synchronizowane, jakie nie są synchronizowane I dlaczego.</text:p>
      <text:p text:style-name="P1"/>
      <text:p text:style-name="P6">Wiadomości ponownie się zsynchronizują.</text:p>
      <text:p text:style-name="P1"/>
      <text:p text:style-name="P1">Zadanie 3</text:p>
      <text:p text:style-name="P1"/>
      <text:p text:style-name="P1">3.1 Utworzyć czat grupowy oraz przeanalizować i opisać dostępne funkcje administracyjne grupą;</text:p>
      <text:p text:style-name="P1"/>
      <text:p text:style-name="P1">3.2. Zapoznać się z mechanizmem zapewniania bezpieczeństwa komunikacji przed atakiem man-in-the-middle oraz zweryfikować bezpieczeństwo połączenia z co najmniej jednym kontaktem;</text:p>
      <text:p text:style-name="P1"/>
      <text:p text:style-name="P1">3.3. Zapoznać się ze wszystkimi ustawieniami komunikatora Signal;</text:p>
      <text:p text:style-name="P1"/>
      <text:p text:style-name="P1">3.4. Skonfigurować i opisać z uzasadnieniem wszystkie opcje, które zwiększą bezpieczeństwo jego użytkowani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Roboto1" style:font-family-complex="Roboto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2:36:06.970552787</meta:creation-date>
    <dc:date>2024-06-09T14:16:15.930959739</dc:date>
    <meta:editing-duration>PT1H17M1S</meta:editing-duration>
    <meta:editing-cycles>6</meta:editing-cycles>
    <meta:generator>LibreOffice/24.2.3.2$Linux_X86_64 LibreOffice_project/420$Build-2</meta:generator>
    <meta:document-statistic meta:table-count="0" meta:image-count="0" meta:object-count="0" meta:page-count="2" meta:paragraph-count="42" meta:word-count="443" meta:character-count="3184" meta:non-whitespace-character-count="2780"/>
  </office:meta>
</office:document-meta>
</file>